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/>
    <style:font-face style:name="Liberation Sans2" svg:font-family="'Liberation Sans'" style:font-family-generic="swiss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5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draw:stroke="none" draw:fill="none" fo:min-height="0.569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1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3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1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CMU Serif1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style:letter-kerning="true" style:font-name-asian="Liberation Sans2" style:font-size-asian="20pt" style:font-style-asian="normal" style:font-name-complex="Liberation Sans2" style:font-size-complex="20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1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" style:font-size-asian="20pt" style:font-style-asian="normal" style:font-weight-asian="normal" style:font-name-complex="CMU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1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7" style:family="text">
      <style:text-properties style:font-name="CMU Serif1" fo:font-size="13pt" style:font-size-asian="20pt" style:font-size-complex="20pt"/>
    </style:style>
    <style:style style:name="T8" style:family="text">
      <style:text-properties style:font-name="CMU Serif1" fo:font-size="13pt" style:font-name-asian="Liberation Sans2" style:font-size-asian="13pt" style:font-name-complex="Liberation Sans2" style:font-size-complex="13pt"/>
    </style:style>
    <style:style style:name="T9" style:family="text">
      <style:text-properties style:font-name="CMU Serif1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0" style:family="text">
      <style:text-properties style:font-name="CMU Serif1" fo:font-size="13pt" style:font-size-asian="13pt" style:font-size-complex="13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5cm" svg:height="1.25cm" svg:x="1.45cm" svg:y="1.65cm">
          <text:p text:style-name="P1"><text:span text:style-name="T1">a(a</text:span><text:span text:style-name="T2">2</text:span><text:span text:style-name="T3">)</text:span><text:span text:style-name="T2">+</text:span><text:span text:style-name="T1">/a</text:span><text:span text:style-name="T2">3</text:span><text:span text:style-name="T4">→a</text:span></text:p>
          <text:p text:style-name="P1"><text:span text:style-name="T1">a</text:span><text:span text:style-name="T4">→</text:span><text:span text:style-name="T5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1.45cm" svg:y="0.1cm">
          <text:p text:style-name="P1"><text:span text:style-name="T1">a</text:span><text:span text:style-name="T4">→</text:span><text:span text:style-name="T5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3.551cm" svg:y="0.101cm">
          <text:p text:style-name="P1"><text:span text:style-name="T1">a</text:span><text:span text:style-name="T4">→</text:span><text:span text:style-name="T5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95cm" svg:y1="1.1cm" svg:x2="3.025cm" svg:y2="1.65cm" draw:start-shape="id1" draw:start-glue-point="2" draw:end-shape="id2" draw:end-glue-point="0" svg:d="M1950 1100l1075 550" svg:viewBox="0 0 1076 551">
          <text:p/>
        </draw:connector>
        <draw:connector draw:style-name="gr4" draw:text-style-name="P3" draw:layer="layout" draw:type="line" svg:x1="4.051cm" svg:y1="1.101cm" svg:x2="3.025cm" svg:y2="1.65cm" draw:start-shape="id3" draw:start-glue-point="2" draw:end-shape="id2" draw:end-glue-point="0" svg:d="M4051 1101l-1026 549" svg:viewBox="0 0 1027 550">
          <text:p/>
        </draw:connector>
        <draw:frame draw:style-name="gr5" draw:text-style-name="P5" draw:layer="layout" svg:width="0.75cm" svg:height="0.81cm" svg:x="0.8cm" svg:y="1.84cm">
          <draw:text-box>
            <text:p text:style-name="P4"><text:span text:style-name="T6">w</text:span></text:p>
          </draw:text-box>
        </draw:frame>
        <draw:frame draw:style-name="gr6" draw:text-style-name="P6" draw:layer="layout" svg:width="0.731cm" svg:height="0.793cm" svg:x="0.9cm" svg:y="0.15cm">
          <draw:text-box>
            <text:p><text:span text:style-name="T7">x</text:span></text:p>
          </draw:text-box>
        </draw:frame>
        <draw:frame draw:style-name="gr6" draw:text-style-name="P6" draw:layer="layout" svg:width="0.731cm" svg:height="0.793cm" svg:x="3.001cm" svg:y="0.151cm">
          <draw:text-box>
            <text:p><text:span text:style-name="T7">y</text:span></text:p>
          </draw:text-box>
        </draw:frame>
        <draw:frame draw:style-name="gr7" draw:text-style-name="P7" draw:layer="layout" svg:width="4cm" svg:height="0.819cm" svg:x="1.1cm" svg:y="7.55cm">
          <draw:text-box>
            <text:p><text:span text:style-name="T8">NTS of </text:span><text:span text:style-name="T8">neuron </text:span><text:span text:style-name="T9">w</text:span></text:p>
          </draw:text-box>
        </draw:frame>
        <draw:custom-shape draw:style-name="gr8" draw:text-style-name="P9" draw:layer="layout" svg:width="3cm" svg:height="0.75cm" svg:x="1.199cm" svg:y="3.5cm">
          <text:p text:style-name="P8"><text:span text:style-name="T7"><text:s/></text:span><text:span text:style-name="T7">3, 5, 7, 9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3cm" svg:height="0.75cm" svg:x="1.199cm" svg:y="5.5cm">
          <text:p text:style-name="P8"><text:span text:style-name="T7"><text:s text:c="3"/></text:span><text:span text:style-name="T7">0 , 2, 4, 6,...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65cm" svg:height="0.793cm" svg:x="2.499cm" svg:y="4.457cm">
          <draw:text-box>
            <text:p text:style-name="P10"><text:span text:style-name="T10">(-3,a)</text:span></text:p>
          </draw:text-box>
        </draw:frame>
        <draw:connector draw:style-name="gr4" draw:text-style-name="P12" draw:layer="layout" draw:type="line" svg:x1="2.699cm" svg:y1="4.25cm" svg:x2="2.699cm" svg:y2="5.5cm" draw:end-shape="id4" draw:end-glue-point="0" svg:d="M2699 4250v1250" svg:viewBox="0 0 1 1251">
          <text:p/>
        </draw:connector>
        <draw:custom-shape draw:style-name="gr10" draw:text-style-name="P9" xml:id="id5" draw:id="id5" draw:layer="layout" svg:width="0.6cm" svg:height="0.75cm" svg:x="0.449cm" svg:y="3.5cm"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0.45cm" svg:height="0.55cm" svg:x="1.599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7cm" svg:height="0.793cm" svg:x="0.449cm" svg:y="4.458cm">
          <draw:text-box>
            <text:p text:style-name="P10"><text:span text:style-name="T11">(-1,</text:span><text:span text:style-name="T5">λ</text:span><text:span text:style-name="T10">)</text:span></text:p>
          </draw:text-box>
        </draw:frame>
        <draw:connector draw:style-name="gr4" draw:text-style-name="P12" draw:layer="layout" svg:x1="0.749cm" svg:y1="4.25cm" svg:x2="1.599cm" svg:y2="5.875cm" draw:start-shape="id5" draw:start-glue-point="2" draw:end-shape="id6" draw:end-glue-point="3" svg:d="M749 4250v1625h850" svg:viewBox="0 0 851 1626">
          <text:p/>
        </draw:connector>
        <draw:custom-shape draw:style-name="gr12" draw:text-style-name="P9" xml:id="id7" draw:id="id7" draw:layer="layout" svg:width="4.2cm" svg:height="1.15cm" svg:x="0.249cm" svg:y="3.3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4.199cm" svg:y1="5.875cm" svg:x2="4.449cm" svg:y2="3.875cm" draw:start-shape="id4" draw:start-glue-point="1" draw:end-shape="id7" draw:end-glue-point="1" svg:d="M4199 5875h751v-2000h-501" svg:viewBox="0 0 752 2001">
          <text:p/>
        </draw:connector>
        <draw:frame draw:style-name="gr6" draw:text-style-name="P11" draw:layer="layout" svg:width="2cm" svg:height="0.793cm" svg:x="4.499cm" svg:y="4.458cm">
          <draw:text-box>
            <text:p text:style-name="P10"><text:span text:style-name="T11">(1,</text:span><text:span text:style-name="T5">λ</text:span><text:span text:style-name="T10">)</text:span></text:p>
          </draw:text-box>
        </draw:frame>
        <draw:connector draw:style-name="gr4" draw:text-style-name="P12" draw:layer="layout" draw:line-skew="0.249cm 0.249cm" svg:x1="4.199cm" svg:y1="5.875cm" svg:x2="2.699cm" svg:y2="6.25cm" draw:start-shape="id4" draw:start-glue-point="1" draw:end-shape="id4" draw:end-glue-point="2" svg:d="M4199 5875h750v1125h-2250v-750" svg:viewBox="0 0 2251 1126">
          <text:p/>
        </draw:connector>
        <draw:frame draw:style-name="gr6" draw:text-style-name="P11" draw:layer="layout" svg:width="2cm" svg:height="0.793cm" svg:x="2.899cm" svg:y="6.959cm">
          <draw:text-box>
            <text:p text:style-name="P10"><text:span text:style-name="T11">(2,</text:span><text:span text:style-name="T5">λ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/>
    <style:font-face style:name="Liberation Sans2" svg:font-family="'Liberation Sans'" style:font-family-generic="swiss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6T00:23:03.213167340</dc:date>
    <meta:editing-duration>PT15H25M30S</meta:editing-duration>
    <meta:editing-cycles>37</meta:editing-cycles>
    <meta:generator>LibreOffice/7.1.3.2$Linux_X86_64 LibreOffice_project/10$Build-2</meta:generator>
    <meta:document-statistic meta:object-count="22"/>
  </office:meta>
</office:document-meta>
</file>